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on.testWithIter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SerializeIterableTest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SerializeIterableTest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SerializeIterableTest.testWithIterabl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FastJsonSerializeIterableTest.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ers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SerializeIterableTest.iterat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